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arningsPrinterImpl.WarningsPrinterImpl( List &lt; Invocation &gt; unusedStubs , List &lt; InvocationMatcher &gt; allInvocations , boolean warnAboutUnstubb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arningsPrinterImpl.WarningsPrinterImpl( boolean warnAboutUnstubbed , WarningsFinder fin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arningsPrinterImpl.pr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